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2973" calcext:value-type="float">
            <text:p>0.692973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681005" calcext:value-type="float">
            <text:p>0.681005</text:p>
          </table:table-cell>
          <table:table-cell office:value-type="float" office:value="0.618512" calcext:value-type="float">
            <text:p>0.618512</text:p>
          </table:table-cell>
          <table:table-cell office:value-type="float" office:value="0.62587" calcext:value-type="float">
            <text:p>0.62587</text:p>
          </table:table-cell>
          <table:table-cell office:value-type="float" office:value="0.555584" calcext:value-type="float">
            <text:p>0.555584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689758" calcext:value-type="float">
            <text:p>0.689758</text:p>
          </table:table-cell>
          <table:table-cell office:value-type="float" office:value="0.632454" calcext:value-type="float">
            <text:p>0.632454</text:p>
          </table:table-cell>
          <table:table-cell office:value-type="float" office:value="0.647397" calcext:value-type="float">
            <text:p>0.647397</text:p>
          </table:table-cell>
          <table:table-cell office:value-type="float" office:value="0.617901" calcext:value-type="float">
            <text:p>0.617901</text:p>
          </table:table-cell>
          <table:table-cell office:value-type="float" office:value="0.587238" calcext:value-type="float">
            <text:p>0.587238</text:p>
          </table:table-cell>
          <table:table-cell office:value-type="float" office:value="0.660338" calcext:value-type="float">
            <text:p>0.660338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694372" calcext:value-type="float">
            <text:p>0.694372</text:p>
          </table:table-cell>
          <table:table-cell office:value-type="float" office:value="0.697956" calcext:value-type="float">
            <text:p>0.697956</text:p>
          </table:table-cell>
          <table:table-cell office:value-type="float" office:value="0.686085" calcext:value-type="float">
            <text:p>0.686085</text:p>
          </table:table-cell>
          <table:table-cell office:value-type="float" office:value="0.619354" calcext:value-type="float">
            <text:p>0.619354</text:p>
          </table:table-cell>
          <table:table-cell office:value-type="float" office:value="0.666569" calcext:value-type="float">
            <text:p>0.666569</text:p>
          </table:table-cell>
          <table:table-cell office:value-type="float" office:value="0.664323" calcext:value-type="float">
            <text:p>0.664323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688421" calcext:value-type="float">
            <text:p>0.688421</text:p>
          </table:table-cell>
          <table:table-cell office:value-type="float" office:value="0.685246" calcext:value-type="float">
            <text:p>0.685246</text:p>
          </table:table-cell>
          <table:table-cell office:value-type="float" office:value="0.666595" calcext:value-type="float">
            <text:p>0.666595</text:p>
          </table:table-cell>
          <table:table-cell office:value-type="float" office:value="0.629372" calcext:value-type="float">
            <text:p>0.629372</text:p>
          </table:table-cell>
          <table:table-cell/>
          <table:table-cell office:value-type="float" office:value="0.666472" calcext:value-type="float">
            <text:p>0.666472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691541" calcext:value-type="float">
            <text:p>0.691541</text:p>
          </table:table-cell>
          <table:table-cell office:value-type="float" office:value="0.705646" calcext:value-type="float">
            <text:p>0.705646</text:p>
          </table:table-cell>
          <table:table-cell office:value-type="float" office:value="0.622414" calcext:value-type="float">
            <text:p>0.622414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696921" calcext:value-type="float">
            <text:p>0.696921</text:p>
          </table:table-cell>
          <table:table-cell office:value-type="float" office:value="0.68646" calcext:value-type="float">
            <text:p>0.68646</text:p>
          </table:table-cell>
          <table:table-cell office:value-type="float" office:value="0.701194" calcext:value-type="float">
            <text:p>0.701194</text:p>
          </table:table-cell>
          <table:table-cell office:value-type="float" office:value="0.628842" calcext:value-type="float">
            <text:p>0.628842</text:p>
          </table:table-cell>
          <table:table-cell table:number-columns-repeated="2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693133" calcext:value-type="float">
            <text:p>0.693133</text:p>
          </table:table-cell>
          <table:table-cell office:value-type="float" office:value="0.69689" calcext:value-type="float">
            <text:p>0.69689</text:p>
          </table:table-cell>
          <table:table-cell office:value-type="float" office:value="0.705272" calcext:value-type="float">
            <text:p>0.705272</text:p>
          </table:table-cell>
          <table:table-cell office:value-type="float" office:value="0.623243" calcext:value-type="float">
            <text:p>0.623243</text:p>
          </table:table-cell>
          <table:table-cell table:number-columns-repeated="2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69975" calcext:value-type="float">
            <text:p>0.69975</text:p>
          </table:table-cell>
          <table:table-cell table:style-name="ce5" office:value-type="string" calcext:value-type="string">
            <text:p>xxx</text:p>
          </table:table-cell>
          <table:table-cell office:value-type="float" office:value="0.70589" calcext:value-type="float">
            <text:p>0.70589</text:p>
          </table:table-cell>
          <table:table-cell office:value-type="float" office:value="0.621606" calcext:value-type="float">
            <text:p>0.621606</text:p>
          </table:table-cell>
          <table:table-cell table:number-columns-repeated="2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689399" calcext:value-type="float">
            <text:p>0.689399</text:p>
          </table:table-cell>
          <table:table-cell/>
          <table:table-cell office:value-type="float" office:value="0.701676" calcext:value-type="float">
            <text:p>0.701676</text:p>
          </table:table-cell>
          <table:table-cell table:number-columns-repeated="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695268" calcext:value-type="float">
            <text:p>0.695268</text:p>
          </table:table-cell>
          <table:table-cell/>
          <table:table-cell office:value-type="float" office:value="0.705373" calcext:value-type="float">
            <text:p>0.705373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697578" calcext:value-type="float">
            <text:p>0.697578</text:p>
          </table:table-cell>
          <table:table-cell/>
          <table:table-cell office:value-type="float" office:value="0.69173" calcext:value-type="float">
            <text:p>0.69173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695691" calcext:value-type="float">
            <text:p>0.695691</text:p>
          </table:table-cell>
          <table:table-cell/>
          <table:table-cell office:value-type="float" office:value="0.70343" calcext:value-type="float">
            <text:p>0.70343</text:p>
          </table:table-cell>
          <table:table-cell table:number-columns-repeated="3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695151" calcext:value-type="float">
            <text:p>0.695151</text:p>
          </table:table-cell>
          <table:table-cell table:number-columns-repeated="5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682164" calcext:value-type="float">
            <text:p>0.682164</text:p>
          </table:table-cell>
          <table:table-cell table:number-columns-repeated="5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681928" calcext:value-type="float">
            <text:p>0.681928</text:p>
          </table:table-cell>
          <table:table-cell table:number-columns-repeated="5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689248" calcext:value-type="float">
            <text:p>0.689248</text:p>
          </table:table-cell>
          <table:table-cell table:number-columns-repeated="5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678421" calcext:value-type="float">
            <text:p>0.678421</text:p>
          </table:table-cell>
          <table:table-cell table:number-columns-repeated="5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696679" calcext:value-type="float">
            <text:p>0.696679</text:p>
          </table:table-cell>
          <table:table-cell table:number-columns-repeated="5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style-name="ce5"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MAX([.B3:.B20])" office:value-type="float" office:value="0.69975" calcext:value-type="float">
            <text:p>0.6997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</table:table>
      <table:table table:name="F1-score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7638" calcext:value-type="float">
            <text:p>0.617638</text:p>
          </table:table-cell>
          <table:table-cell office:value-type="float" office:value="0.611521" calcext:value-type="float">
            <text:p>0.611521</text:p>
          </table:table-cell>
          <table:table-cell office:value-type="float" office:value="0.603982" calcext:value-type="float">
            <text:p>0.603982</text:p>
          </table:table-cell>
          <table:table-cell office:value-type="float" office:value="0.529488" calcext:value-type="float">
            <text:p>0.529488</text:p>
          </table:table-cell>
          <table:table-cell office:value-type="float" office:value="0.516085" calcext:value-type="float">
            <text:p>0.516085</text:p>
          </table:table-cell>
          <table:table-cell office:value-type="float" office:value="0.422518" calcext:value-type="float">
            <text:p>0.422518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593091" calcext:value-type="float">
            <text:p>0.593091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0.527468" calcext:value-type="float">
            <text:p>0.527468</text:p>
          </table:table-cell>
          <table:table-cell office:value-type="float" office:value="0.46027" calcext:value-type="float">
            <text:p>0.46027</text:p>
          </table:table-cell>
          <table:table-cell office:value-type="float" office:value="0.570227" calcext:value-type="float">
            <text:p>0.570227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600033" calcext:value-type="float">
            <text:p>0.600033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592956" calcext:value-type="float">
            <text:p>0.592956</text:p>
          </table:table-cell>
          <table:table-cell office:value-type="float" office:value="0.523025" calcext:value-type="float">
            <text:p>0.523025</text:p>
          </table:table-cell>
          <table:table-cell office:value-type="float" office:value="0.579288" calcext:value-type="float">
            <text:p>0.579288</text:p>
          </table:table-cell>
          <table:table-cell office:value-type="float" office:value="0.575646" calcext:value-type="float">
            <text:p>0.575646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602072" calcext:value-type="float">
            <text:p>0.602072</text:p>
          </table:table-cell>
          <table:table-cell office:value-type="float" office:value="0.601266" calcext:value-type="float">
            <text:p>0.601266</text:p>
          </table:table-cell>
          <table:table-cell office:value-type="float" office:value="0.631044" calcext:value-type="float">
            <text:p>0.631044</text:p>
          </table:table-cell>
          <table:table-cell office:value-type="float" office:value="0.542557" calcext:value-type="float">
            <text:p>0.542557</text:p>
          </table:table-cell>
          <table:table-cell/>
          <table:table-cell office:value-type="float" office:value="0.605145" calcext:value-type="float">
            <text:p>0.605145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1184" calcext:value-type="float">
            <text:p>0.601184</text:p>
          </table:table-cell>
          <table:table-cell office:value-type="float" office:value="0.626494" calcext:value-type="float">
            <text:p>0.626494</text:p>
          </table:table-cell>
          <table:table-cell office:value-type="float" office:value="0.538688" calcext:value-type="float">
            <text:p>0.538688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607235" calcext:value-type="float">
            <text:p>0.607235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0.632038" calcext:value-type="float">
            <text:p>0.632038</text:p>
          </table:table-cell>
          <table:table-cell office:value-type="float" office:value="0.535602" calcext:value-type="float">
            <text:p>0.535602</text:p>
          </table:table-cell>
          <table:table-cell table:number-columns-repeated="2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609885" calcext:value-type="float">
            <text:p>0.609885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622392" calcext:value-type="float">
            <text:p>0.622392</text:p>
          </table:table-cell>
          <table:table-cell office:value-type="float" office:value="0.529732" calcext:value-type="float">
            <text:p>0.529732</text:p>
          </table:table-cell>
          <table:table-cell table:number-columns-repeated="2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624849" calcext:value-type="float">
            <text:p>0.624849</text:p>
          </table:table-cell>
          <table:table-cell/>
          <table:table-cell office:value-type="float" office:value="0.623034" calcext:value-type="float">
            <text:p>0.623034</text:p>
          </table:table-cell>
          <table:table-cell office:value-type="float" office:value="0.529968" calcext:value-type="float">
            <text:p>0.529968</text:p>
          </table:table-cell>
          <table:table-cell table:number-columns-repeated="2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60041" calcext:value-type="float">
            <text:p>0.60041</text:p>
          </table:table-cell>
          <table:table-cell/>
          <table:table-cell office:value-type="float" office:value="0.618622" calcext:value-type="float">
            <text:p>0.618622</text:p>
          </table:table-cell>
          <table:table-cell table:number-columns-repeated="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603223" calcext:value-type="float">
            <text:p>0.603223</text:p>
          </table:table-cell>
          <table:table-cell/>
          <table:table-cell office:value-type="float" office:value="0.62342" calcext:value-type="float">
            <text:p>0.62342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608493" calcext:value-type="float">
            <text:p>0.608493</text:p>
          </table:table-cell>
          <table:table-cell/>
          <table:table-cell office:value-type="float" office:value="0.598848" calcext:value-type="float">
            <text:p>0.598848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605271" calcext:value-type="float">
            <text:p>0.605271</text:p>
          </table:table-cell>
          <table:table-cell/>
          <table:table-cell office:value-type="float" office:value="0.61672" calcext:value-type="float">
            <text:p>0.61672</text:p>
          </table:table-cell>
          <table:table-cell table:number-columns-repeated="3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59892" calcext:value-type="float">
            <text:p>0.59892</text:p>
          </table:table-cell>
          <table:table-cell table:number-columns-repeated="5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58287" calcext:value-type="float">
            <text:p>0.58287</text:p>
          </table:table-cell>
          <table:table-cell table:number-columns-repeated="5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583601" calcext:value-type="float">
            <text:p>0.583601</text:p>
          </table:table-cell>
          <table:table-cell table:number-columns-repeated="5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596156" calcext:value-type="float">
            <text:p>0.596156</text:p>
          </table:table-cell>
          <table:table-cell table:number-columns-repeated="5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577069" calcext:value-type="float">
            <text:p>0.577069</text:p>
          </table:table-cell>
          <table:table-cell table:number-columns-repeated="5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607145" calcext:value-type="float">
            <text:p>0.607145</text:p>
          </table:table-cell>
          <table:table-cell table:number-columns-repeated="5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style-name="Default" table:number-columns-repeated="4"/>
          <table:table-cell table:number-columns-repeated="2"/>
        </table:table-row>
      </table:table>
      <table:table table:name="f-AU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4788" calcext:value-type="float">
            <text:p>0.774788</text:p>
          </table:table-cell>
          <table:table-cell office:value-type="float" office:value="0.77061" calcext:value-type="float">
            <text:p>0.77061</text:p>
          </table:table-cell>
          <table:table-cell office:value-type="float" office:value="0.754633" calcext:value-type="float">
            <text:p>0.754633</text:p>
          </table:table-cell>
          <table:table-cell office:value-type="float" office:value="0.695237" calcext:value-type="float">
            <text:p>0.695237</text:p>
          </table:table-cell>
          <table:table-cell office:value-type="float" office:value="0.734704" calcext:value-type="float">
            <text:p>0.734704</text:p>
          </table:table-cell>
          <table:table-cell office:value-type="float" office:value="0.717968" calcext:value-type="float">
            <text:p>0.717968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779893" calcext:value-type="float">
            <text:p>0.779893</text:p>
          </table:table-cell>
          <table:table-cell office:value-type="float" office:value="0.740445" calcext:value-type="float">
            <text:p>0.740445</text:p>
          </table:table-cell>
          <table:table-cell office:value-type="float" office:value="0.764676" calcext:value-type="float">
            <text:p>0.764676</text:p>
          </table:table-cell>
          <table:table-cell office:value-type="float" office:value="0.702262" calcext:value-type="float">
            <text:p>0.702262</text:p>
          </table:table-cell>
          <table:table-cell office:value-type="float" office:value="0.737706" calcext:value-type="float">
            <text:p>0.737706</text:p>
          </table:table-cell>
          <table:table-cell office:value-type="float" office:value="0.747762" calcext:value-type="float">
            <text:p>0.747762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779854" calcext:value-type="float">
            <text:p>0.779854</text:p>
          </table:table-cell>
          <table:table-cell office:value-type="float" office:value="0.784115" calcext:value-type="float">
            <text:p>0.784115</text:p>
          </table:table-cell>
          <table:table-cell office:value-type="float" office:value="0.772733" calcext:value-type="float">
            <text:p>0.772733</text:p>
          </table:table-cell>
          <table:table-cell office:value-type="float" office:value="0.702606" calcext:value-type="float">
            <text:p>0.702606</text:p>
          </table:table-cell>
          <table:table-cell office:value-type="float" office:value="0.753999" calcext:value-type="float">
            <text:p>0.753999</text:p>
          </table:table-cell>
          <table:table-cell office:value-type="float" office:value="0.747991" calcext:value-type="float">
            <text:p>0.747991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771836" calcext:value-type="float">
            <text:p>0.771836</text:p>
          </table:table-cell>
          <table:table-cell office:value-type="float" office:value="0.772691" calcext:value-type="float">
            <text:p>0.772691</text:p>
          </table:table-cell>
          <table:table-cell office:value-type="float" office:value="0.788003" calcext:value-type="float">
            <text:p>0.788003</text:p>
          </table:table-cell>
          <table:table-cell office:value-type="float" office:value="0.710295" calcext:value-type="float">
            <text:p>0.710295</text:p>
          </table:table-cell>
          <table:table-cell/>
          <table:table-cell office:value-type="float" office:value="0.75736" calcext:value-type="float">
            <text:p>0.75736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775418" calcext:value-type="float">
            <text:p>0.775418</text:p>
          </table:table-cell>
          <table:table-cell office:value-type="float" office:value="0.778436" calcext:value-type="float">
            <text:p>0.778436</text:p>
          </table:table-cell>
          <table:table-cell office:value-type="float" office:value="0.784532" calcext:value-type="float">
            <text:p>0.784532</text:p>
          </table:table-cell>
          <table:table-cell office:value-type="float" office:value="0.700106" calcext:value-type="float">
            <text:p>0.700106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783054" calcext:value-type="float">
            <text:p>0.783054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785231" calcext:value-type="float">
            <text:p>0.785231</text:p>
          </table:table-cell>
          <table:table-cell office:value-type="float" office:value="0.703633" calcext:value-type="float">
            <text:p>0.703633</text:p>
          </table:table-cell>
          <table:table-cell table:number-columns-repeated="2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772116" calcext:value-type="float">
            <text:p>0.772116</text:p>
          </table:table-cell>
          <table:table-cell/>
          <table:table-cell office:value-type="float" office:value="0.7858" calcext:value-type="float">
            <text:p>0.7858</text:p>
          </table:table-cell>
          <table:table-cell office:value-type="float" office:value="0.702659" calcext:value-type="float">
            <text:p>0.702659</text:p>
          </table:table-cell>
          <table:table-cell table:number-columns-repeated="2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78437" calcext:value-type="float">
            <text:p>0.78437</text:p>
          </table:table-cell>
          <table:table-cell/>
          <table:table-cell office:value-type="float" office:value="0.782028" calcext:value-type="float">
            <text:p>0.782028</text:p>
          </table:table-cell>
          <table:table-cell office:value-type="float" office:value="0.697049" calcext:value-type="float">
            <text:p>0.697049</text:p>
          </table:table-cell>
          <table:table-cell table:number-columns-repeated="2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777797" calcext:value-type="float">
            <text:p>0.777797</text:p>
          </table:table-cell>
          <table:table-cell/>
          <table:table-cell office:value-type="float" office:value="0.783001" calcext:value-type="float">
            <text:p>0.783001</text:p>
          </table:table-cell>
          <table:table-cell table:number-columns-repeated="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780439" calcext:value-type="float">
            <text:p>0.780439</text:p>
          </table:table-cell>
          <table:table-cell/>
          <table:table-cell office:value-type="float" office:value="0.785998" calcext:value-type="float">
            <text:p>0.785998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785509" calcext:value-type="float">
            <text:p>0.785509</text:p>
          </table:table-cell>
          <table:table-cell/>
          <table:table-cell office:value-type="float" office:value="0.768312" calcext:value-type="float">
            <text:p>0.768312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782601" calcext:value-type="float">
            <text:p>0.782601</text:p>
          </table:table-cell>
          <table:table-cell/>
          <table:table-cell office:value-type="float" office:value="0.77929" calcext:value-type="float">
            <text:p>0.77929</text:p>
          </table:table-cell>
          <table:table-cell table:number-columns-repeated="3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787152" calcext:value-type="float">
            <text:p>0.787152</text:p>
          </table:table-cell>
          <table:table-cell table:number-columns-repeated="5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779908" calcext:value-type="float">
            <text:p>0.779908</text:p>
          </table:table-cell>
          <table:table-cell table:number-columns-repeated="5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774138" calcext:value-type="float">
            <text:p>0.774138</text:p>
          </table:table-cell>
          <table:table-cell table:number-columns-repeated="5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777404" calcext:value-type="float">
            <text:p>0.777404</text:p>
          </table:table-cell>
          <table:table-cell table:number-columns-repeated="5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77793" calcext:value-type="float">
            <text:p>0.77793</text:p>
          </table:table-cell>
          <table:table-cell table:number-columns-repeated="5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783047" calcext:value-type="float">
            <text:p>0.783047</text:p>
          </table:table-cell>
          <table:table-cell table:number-columns-repeated="5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number-columns-repeated="6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number-columns-repeated="6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table:formula="of:=MAX([.B3:.B20])" office:value-type="float" office:value="0.787152" calcext:value-type="float">
            <text:p>0.787152</text:p>
          </table:table-cell>
          <table:table-cell table:number-columns-repeated="5"/>
        </table:table-row>
      </table:table>
      <table:table table:name="F1-mean f-AU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$'F1-mean'.B3]*[$'f-AUC'.B3])/([$'F1-mean'.B3]+[$'f-AUC'.B3])" office:value-type="float" office:value="0.365800130078398" calcext:value-type="float">
            <text:p>0.365800130078398</text:p>
          </table:table-cell>
          <table:table-cell table:formula="of:=([$'F1-mean'.C3]*[$'f-AUC'.C3])/([$'F1-mean'.C3]+[$'f-AUC'.C3])" office:value-type="float" office:value="0.363322544751981" calcext:value-type="float">
            <text:p>0.363322544751981</text:p>
          </table:table-cell>
          <table:table-cell table:formula="of:=([$'F1-mean'.D3]*[$'f-AUC'.D3])/([$'F1-mean'.D3]+[$'f-AUC'.D3])" office:value-type="float" office:value="0.357965480270792" calcext:value-type="float">
            <text:p>0.357965480270792</text:p>
          </table:table-cell>
          <table:table-cell table:formula="of:=([$'F1-mean'.E3]*[$'f-AUC'.E3])/([$'F1-mean'.E3]+[$'f-AUC'.E3])" office:value-type="float" office:value="0.327317034946554" calcext:value-type="float">
            <text:p>0.327317034946554</text:p>
          </table:table-cell>
          <table:table-cell table:formula="of:=([$'F1-mean'.F3]*[$'f-AUC'.F3])/([$'F1-mean'.F3]+[$'f-AUC'.F3])" office:value-type="float" office:value="0.337967058373892" calcext:value-type="float">
            <text:p>0.337967058373892</text:p>
          </table:table-cell>
          <table:table-cell table:formula="of:=([$'F1-mean'.G3]*[$'f-AUC'.G3])/([$'F1-mean'.G3]+[$'f-AUC'.G3])" office:value-type="float" office:value="0.313211814917648" calcext:value-type="float">
            <text:p>0.313211814917648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table:formula="of:=([$'F1-mean'.B4]*[$'f-AUC'.B4])/([$'F1-mean'.B4]+[$'f-AUC'.B4])" office:value-type="float" office:value="0.366030735116024" calcext:value-type="float">
            <text:p>0.366030735116024</text:p>
          </table:table-cell>
          <table:table-cell table:formula="of:=([$'F1-mean'.C4]*[$'f-AUC'.C4])/([$'F1-mean'.C4]+[$'f-AUC'.C4])" office:value-type="float" office:value="0.341101131277683" calcext:value-type="float">
            <text:p>0.341101131277683</text:p>
          </table:table-cell>
          <table:table-cell table:formula="of:=([$'F1-mean'.D4]*[$'f-AUC'.D4])/([$'F1-mean'.D4]+[$'f-AUC'.D4])" office:value-type="float" office:value="0.35058311317616" calcext:value-type="float">
            <text:p>0.35058311317616</text:p>
          </table:table-cell>
          <table:table-cell table:formula="of:=([$'F1-mean'.E4]*[$'f-AUC'.E4])/([$'F1-mean'.E4]+[$'f-AUC'.E4])" office:value-type="float" office:value="0.328693041739543" calcext:value-type="float">
            <text:p>0.328693041739543</text:p>
          </table:table-cell>
          <table:table-cell table:formula="of:=([$'F1-mean'.F4]*[$'f-AUC'.F4])/([$'F1-mean'.F4]+[$'f-AUC'.F4])" office:value-type="float" office:value="0.32696400453755" calcext:value-type="float">
            <text:p>0.32696400453755</text:p>
          </table:table-cell>
          <table:table-cell table:formula="of:=([$'F1-mean'.G4]*[$'f-AUC'.G4])/([$'F1-mean'.G4]+[$'f-AUC'.G4])" office:value-type="float" office:value="0.350668037466089" calcext:value-type="float">
            <text:p>0.350668037466089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table:formula="of:=([$'F1-mean'.B5]*[$'f-AUC'.B5])/([$'F1-mean'.B5]+[$'f-AUC'.B5])" office:value-type="float" office:value="0.367317345975447" calcext:value-type="float">
            <text:p>0.367317345975447</text:p>
          </table:table-cell>
          <table:table-cell table:formula="of:=([$'F1-mean'.C5]*[$'f-AUC'.C5])/([$'F1-mean'.C5]+[$'f-AUC'.C5])" office:value-type="float" office:value="0.369265554038909" calcext:value-type="float">
            <text:p>0.369265554038909</text:p>
          </table:table-cell>
          <table:table-cell table:formula="of:=([$'F1-mean'.D5]*[$'f-AUC'.D5])/([$'F1-mean'.D5]+[$'f-AUC'.D5])" office:value-type="float" office:value="0.363417863163876" calcext:value-type="float">
            <text:p>0.363417863163876</text:p>
          </table:table-cell>
          <table:table-cell table:formula="of:=([$'F1-mean'.E5]*[$'f-AUC'.E5])/([$'F1-mean'.E5]+[$'f-AUC'.E5])" office:value-type="float" office:value="0.329179276622591" calcext:value-type="float">
            <text:p>0.329179276622591</text:p>
          </table:table-cell>
          <table:table-cell table:formula="of:=([$'F1-mean'.F5]*[$'f-AUC'.F5])/([$'F1-mean'.F5]+[$'f-AUC'.F5])" office:value-type="float" office:value="0.353796762584403" calcext:value-type="float">
            <text:p>0.353796762584403</text:p>
          </table:table-cell>
          <table:table-cell table:formula="of:=([$'F1-mean'.G5]*[$'f-AUC'.G5])/([$'F1-mean'.G5]+[$'f-AUC'.G5])" office:value-type="float" office:value="0.351839339617819" calcext:value-type="float">
            <text:p>0.351839339617819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table:formula="of:=([$'F1-mean'.B6]*[$'f-AUC'.B6])/([$'F1-mean'.B6]+[$'f-AUC'.B6])" office:value-type="float" office:value="0.363873010679627" calcext:value-type="float">
            <text:p>0.363873010679627</text:p>
          </table:table-cell>
          <table:table-cell table:formula="of:=([$'F1-mean'.C6]*[$'f-AUC'.C6])/([$'F1-mean'.C6]+[$'f-AUC'.C6])" office:value-type="float" office:value="0.363173043132865" calcext:value-type="float">
            <text:p>0.363173043132865</text:p>
          </table:table-cell>
          <table:table-cell table:formula="of:=([$'F1-mean'.D6]*[$'f-AUC'.D6])/([$'F1-mean'.D6]+[$'f-AUC'.D6])" office:value-type="float" office:value="0.361116170780518" calcext:value-type="float">
            <text:p>0.361116170780518</text:p>
          </table:table-cell>
          <table:table-cell table:formula="of:=([$'F1-mean'.E6]*[$'f-AUC'.E6])/([$'F1-mean'.E6]+[$'f-AUC'.E6])" office:value-type="float" office:value="0.333694705281238" calcext:value-type="float">
            <text:p>0.333694705281238</text:p>
          </table:table-cell>
          <table:table-cell/>
          <table:table-cell table:formula="of:=([$'F1-mean'.G6]*[$'f-AUC'.G6])/([$'F1-mean'.G6]+[$'f-AUC'.G6])" office:value-type="float" office:value="0.354507578085055" calcext:value-type="float">
            <text:p>0.354507578085055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table:formula="of:=([$'F1-mean'.B7]*[$'f-AUC'.B7])/([$'F1-mean'.B7]+[$'f-AUC'.B7])" office:value-type="float" office:value="0.366180459588961" calcext:value-type="float">
            <text:p>0.366180459588961</text:p>
          </table:table-cell>
          <table:table-cell table:formula="of:=([$'F1-mean'.C7]*[$'f-AUC'.C7])/([$'F1-mean'.C7]+[$'f-AUC'.C7])" office:value-type="float" office:value="0.366210090277603" calcext:value-type="float">
            <text:p>0.366210090277603</text:p>
          </table:table-cell>
          <table:table-cell table:formula="of:=([$'F1-mean'.D7]*[$'f-AUC'.D7])/([$'F1-mean'.D7]+[$'f-AUC'.D7])" office:value-type="float" office:value="0.371500497035925" calcext:value-type="float">
            <text:p>0.371500497035925</text:p>
          </table:table-cell>
          <table:table-cell table:formula="of:=([$'F1-mean'.E7]*[$'f-AUC'.E7])/([$'F1-mean'.E7]+[$'f-AUC'.E7])" office:value-type="float" office:value="0.329488987602456" calcext:value-type="float">
            <text:p>0.329488987602456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table:formula="of:=([$'F1-mean'.B8]*[$'f-AUC'.B8])/([$'F1-mean'.B8]+[$'f-AUC'.B8])" office:value-type="float" office:value="0.368740537329347" calcext:value-type="float">
            <text:p>0.368740537329347</text:p>
          </table:table-cell>
          <table:table-cell table:formula="of:=([$'F1-mean'.C8]*[$'f-AUC'.C8])/([$'F1-mean'.C8]+[$'f-AUC'.C8])" office:value-type="float" office:value="0.36537952903661" calcext:value-type="float">
            <text:p>0.36537952903661</text:p>
          </table:table-cell>
          <table:table-cell table:formula="of:=([$'F1-mean'.D8]*[$'f-AUC'.D8])/([$'F1-mean'.D8]+[$'f-AUC'.D8])" office:value-type="float" office:value="0.370418464311351" calcext:value-type="float">
            <text:p>0.370418464311351</text:p>
          </table:table-cell>
          <table:table-cell table:formula="of:=([$'F1-mean'.E8]*[$'f-AUC'.E8])/([$'F1-mean'.E8]+[$'f-AUC'.E8])" office:value-type="float" office:value="0.33206925682358" calcext:value-type="float">
            <text:p>0.33206925682358</text:p>
          </table:table-cell>
          <table:table-cell table:number-columns-repeated="2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table:formula="of:=([$'F1-mean'.B9]*[$'f-AUC'.B9])/([$'F1-mean'.B9]+[$'f-AUC'.B9])" office:value-type="float" office:value="0.365247872155518" calcext:value-type="float">
            <text:p>0.365247872155518</text:p>
          </table:table-cell>
          <table:table-cell/>
          <table:table-cell table:formula="of:=([$'F1-mean'.D9]*[$'f-AUC'.D9])/([$'F1-mean'.D9]+[$'f-AUC'.D9])" office:value-type="float" office:value="0.371680735470856" calcext:value-type="float">
            <text:p>0.371680735470856</text:p>
          </table:table-cell>
          <table:table-cell table:formula="of:=([$'F1-mean'.E9]*[$'f-AUC'.E9])/([$'F1-mean'.E9]+[$'f-AUC'.E9])" office:value-type="float" office:value="0.330286328202989" calcext:value-type="float">
            <text:p>0.330286328202989</text:p>
          </table:table-cell>
          <table:table-cell table:number-columns-repeated="2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table:formula="of:=([$'F1-mean'.B10]*[$'f-AUC'.B10])/([$'F1-mean'.B10]+[$'f-AUC'.B10])" office:value-type="float" office:value="0.369823806363367" calcext:value-type="float">
            <text:p>0.369823806363367</text:p>
          </table:table-cell>
          <table:table-cell/>
          <table:table-cell table:formula="of:=([$'F1-mean'.D10]*[$'f-AUC'.D10])/([$'F1-mean'.D10]+[$'f-AUC'.D10])" office:value-type="float" office:value="0.371005488823981" calcext:value-type="float">
            <text:p>0.371005488823981</text:p>
          </table:table-cell>
          <table:table-cell table:formula="of:=([$'F1-mean'.E10]*[$'f-AUC'.E10])/([$'F1-mean'.E10]+[$'f-AUC'.E10])" office:value-type="float" office:value="0.328584687195665" calcext:value-type="float">
            <text:p>0.328584687195665</text:p>
          </table:table-cell>
          <table:table-cell table:number-columns-repeated="2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table:formula="of:=([$'F1-mean'.B11]*[$'f-AUC'.B11])/([$'F1-mean'.B11]+[$'f-AUC'.B11])" office:value-type="float" office:value="0.365467513544884" calcext:value-type="float">
            <text:p>0.365467513544884</text:p>
          </table:table-cell>
          <table:table-cell/>
          <table:table-cell table:formula="of:=([$'F1-mean'.D11]*[$'f-AUC'.D11])/([$'F1-mean'.D11]+[$'f-AUC'.D11])" office:value-type="float" office:value="0.3700555808947" calcext:value-type="float">
            <text:p>0.3700555808947</text:p>
          </table:table-cell>
          <table:table-cell table:number-columns-repeated="3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table:formula="of:=([$'F1-mean'.B12]*[$'f-AUC'.B12])/([$'F1-mean'.B12]+[$'f-AUC'.B12])" office:value-type="float" office:value="0.367697830702165" calcext:value-type="float">
            <text:p>0.367697830702165</text:p>
          </table:table-cell>
          <table:table-cell/>
          <table:table-cell table:formula="of:=([$'F1-mean'.D12]*[$'f-AUC'.D12])/([$'F1-mean'.D12]+[$'f-AUC'.D12])" office:value-type="float" office:value="0.371753083071885" calcext:value-type="float">
            <text:p>0.371753083071885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table:formula="of:=([$'F1-mean'.B13]*[$'f-AUC'.B13])/([$'F1-mean'.B13]+[$'f-AUC'.B13])" office:value-type="float" office:value="0.369468410957685" calcext:value-type="float">
            <text:p>0.369468410957685</text:p>
          </table:table-cell>
          <table:table-cell/>
          <table:table-cell table:formula="of:=([$'F1-mean'.D13]*[$'f-AUC'.D13])/([$'F1-mean'.D13]+[$'f-AUC'.D13])" office:value-type="float" office:value="0.364006281846687" calcext:value-type="float">
            <text:p>0.364006281846687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table:formula="of:=([$'F1-mean'.B14]*[$'f-AUC'.B14])/([$'F1-mean'.B14]+[$'f-AUC'.B14])" office:value-type="float" office:value="0.36829562244198" calcext:value-type="float">
            <text:p>0.36829562244198</text:p>
          </table:table-cell>
          <table:table-cell/>
          <table:table-cell table:formula="of:=([$'F1-mean'.D14]*[$'f-AUC'.D14])/([$'F1-mean'.D14]+[$'f-AUC'.D14])" office:value-type="float" office:value="0.36970969886425" calcext:value-type="float">
            <text:p>0.36970969886425</text:p>
          </table:table-cell>
          <table:table-cell table:number-columns-repeated="3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table:formula="of:=([$'F1-mean'.B15]*[$'f-AUC'.B15])/([$'F1-mean'.B15]+[$'f-AUC'.B15])" office:value-type="float" office:value="0.369148210556141" calcext:value-type="float">
            <text:p>0.369148210556141</text:p>
          </table:table-cell>
          <table:table-cell table:number-columns-repeated="5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table:formula="of:=([$'F1-mean'.B16]*[$'f-AUC'.B16])/([$'F1-mean'.B16]+[$'f-AUC'.B16])" office:value-type="float" office:value="0.363884378410913" calcext:value-type="float">
            <text:p>0.363884378410913</text:p>
          </table:table-cell>
          <table:table-cell table:number-columns-repeated="5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table:formula="of:=([$'F1-mean'.B17]*[$'f-AUC'.B17])/([$'F1-mean'.B17]+[$'f-AUC'.B17])" office:value-type="float" office:value="0.362556627284752" calcext:value-type="float">
            <text:p>0.362556627284752</text:p>
          </table:table-cell>
          <table:table-cell table:number-columns-repeated="5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table:formula="of:=([$'F1-mean'.B18]*[$'f-AUC'.B18])/([$'F1-mean'.B18]+[$'f-AUC'.B18])" office:value-type="float" office:value="0.365338302604844" calcext:value-type="float">
            <text:p>0.365338302604844</text:p>
          </table:table-cell>
          <table:table-cell table:number-columns-repeated="5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table:formula="of:=([$'F1-mean'.B19]*[$'f-AUC'.B19])/([$'F1-mean'.B19]+[$'f-AUC'.B19])" office:value-type="float" office:value="0.362387946676316" calcext:value-type="float">
            <text:p>0.362387946676316</text:p>
          </table:table-cell>
          <table:table-cell table:number-columns-repeated="5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table:formula="of:=([$'F1-mean'.B20]*[$'f-AUC'.B20])/([$'F1-mean'.B20]+[$'f-AUC'.B20])" office:value-type="float" office:value="0.368671227587405" calcext:value-type="float">
            <text:p>0.368671227587405</text:p>
          </table:table-cell>
          <table:table-cell table:number-columns-repeated="5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number-columns-repeated="6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number-columns-repeated="6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number-columns-repeated="6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formula="of:=MAX([.B3:.G34])" office:value-type="float" office:value="0.371753083071885" calcext:value-type="float">
            <text:p>0.3717530830718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13:47:29.552059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2-12-07T15:00:39.777919127</dc:date>
    <meta:editing-duration>P1DT1H21M53S</meta:editing-duration>
    <meta:editing-cycles>13</meta:editing-cycles>
    <meta:generator>LibreOffice/7.0.4.2$Linux_X86_64 LibreOffice_project/00$Build-2</meta:generator>
    <meta:document-statistic meta:table-count="4" meta:cell-count="369" meta:object-count="0"/>
  </office:meta>
</office:document-meta>
</file>